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language="nb" fo:country="NO" fo:font-weight="bold" style:font-size-asian="14pt" style:font-weight-asian="bold" style:font-size-complex="14pt"/>
    </style:style>
    <style:style style:name="P4" style:family="paragraph" style:parent-style-name="Standard">
      <style:text-properties fo:language="nb" fo:country="NO"/>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officeooo:rsid="000189c1" officeooo:paragraph-rsid="000189c1" style:font-size-asian="12pt" style:font-weight-asian="normal" style:font-size-complex="12pt" style:font-weight-complex="normal"/>
    </style:style>
    <style:style style:name="P7"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bold" officeooo:rsid="0002bb1b" officeooo:paragraph-rsid="0002bb1b" style:font-size-asian="14pt" style:font-weight-asian="bold" style:font-size-complex="14pt" style:font-weight-complex="bold"/>
    </style:style>
    <style:style style:name="P9" style:family="paragraph" style:parent-style-name="Standard">
      <style:text-properties fo:font-size="12pt" fo:font-weight="normal" officeooo:rsid="0002bb1b" officeooo:paragraph-rsid="0002bb1b" style:font-size-asian="10.5pt" style:font-weight-asian="normal" style:font-size-complex="12pt" style:font-weight-complex="normal"/>
    </style:style>
    <style:style style:name="T1" style:family="text">
      <style:text-properties fo:language="nb" fo:country="NO"/>
    </style:style>
    <style:style style:name="T2" style:family="text">
      <style:text-properties officeooo:rsid="000189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el 5</text:p>
      <text:p text:style-name="Standard">William Rastad 216411</text:p>
      <text:p text:style-name="Standard">Kristoffer Sørensen 216387</text:p>
      <text:p text:style-name="Standard">Simen A Lyse 216608</text:p>
      <text:p text:style-name="Standard"/>
      <text:p text:style-name="P8">Admin-bruker</text:p>
      <text:p text:style-name="P9">Brukernavn: admin </text:p>
      <text:p text:style-name="P9">Passord: admin</text:p>
      <text:p text:style-name="P9"/>
      <text:p text:style-name="P1">Regler</text:p>
      <text:p text:style-name="Standard">Brukerer kan nå se regler som gjel<text:span text:style-name="Standardskrift_20_for_20_avsnitt"><text:span text:style-name="T1">d</text:span></text:span>er på siden, linken til regler vil altid være tilgjenglig i footern på web siden, disse lagres i databasen så de kan endres til en vær tid.</text:p>
      <text:p text:style-name="Standard"/>
      <text:p text:style-name="Standard"/>
      <text:p text:style-name="P1">Roller</text:p>
      <text:p text:style-name="Standard">Det gjøres en rolle sjekk, etter at denne sjekken er gjort så gies rolle variablen til session som så gjør at det kan sjekkes på nettsidene om hvilken rettigheter brukern har.</text:p>
      <text:p text:style-name="Standard">En bruker som har rollen Utestengt eller Karantene vil bli brakt direkte tilbake til default.php etter de har prøved å logge seg inn.</text:p>
      <text:p text:style-name="Standard">De som har rollen admin vil få en ekstra knapp i menyen som tar dem til adminene sin hovedside, her vil alt av funkjonenen admin har brukt for være som å utesegne, sette brukere i karantene, oversikt over brukere osv.</text:p>
      <text:p text:style-name="P1"/>
      <text:p text:style-name="P1">Rapport om bruker</text:p>
      <text:p text:style-name="Standard">Det skal være mulig å få en rapport over brukern der man kan se detaljert logg over hva brukerns anmerkning handler om og hvor gamle disse anmerkningene er. Det skulle også kanskje gå ann å slette anmerkninger her i tilfele disse anmerkningene skulle ha blitt gitt på feil grunnlag. Det kan også være aktuelt å se tidpunktene for de forskjellige anmerkningene så vis man har tenkt til å utestenge brukere så kan man see om anmkerningne er næreme til værandre.</text:p>
      <text:p text:style-name="P2"/>
      <text:p text:style-name="P1">Oppløsninger<text:span text:style-name="T2"> / responsivt design</text:span></text:p>
      <text:p text:style-name="P5"><text:span text:style-name="T2">&lt;= </text:span>768<text:span text:style-name="T2"> , &lt; </text:span>1080<text:span text:style-name="T2"> , &gt; 1080</text:span></text:p>
      <text:p text:style-name="P6">Tre oppløsninger der tanken er at innholdet på siden skal fordeles på en kolonne under 768.</text:p>
      <text:p text:style-name="P6">To kolonner fra 768 til 1080 og tre kolonner fra 1080 og opp.</text:p>
      <text:p text:style-name="P6"/>
      <text:p text:style-name="P6">Per nå har vi ikke satt opp endelig css for responsivt design. CSS'en er satt med tanke på desktop first, med unntak av forsiden for innloggede brukere.</text:p>
      <text:p text:style-name="P6"/>
      <text:p text:style-name="P1">NAV</text:p>
      <text:p text:style-name="Standard">Det er 2 forskjellige NAV tagger for frodi det er en nav for de som er innlogget og en annen nav for de som bare kan se default.php siden.</text:p>
      <text:p text:style-name="Standard"/>
      <text:p text:style-name="P1">Admin opprette en bruke</text:p>
      <text:p text:style-name="Standard">For å registrere seg så må en bruker ha USN mail, derfor må en admin kunne opprette en bruker hvis en eleve ikke har registrerert seg på USN siden får han slutter på USN. Ettersom når eleven slutter på USN så mister også eleven tilgang til sin USN email.</text:p>
      <text:p text:style-name="Standard"/>
      <text:p text:style-name="P1">Database</text:p>
      <text:p text:style-name="Standard">I databasen så har vi endret på interesser med det at vi har entenissert den da har vi fåt tabellene interesser som har variablen interesse, denne tabblenen kobles sammen med tabellen <text:soft-page-break/>interessekobling der variablen brukerNavn kobler interessen til brukern og variablen interesse kobles med tabellen interesser. Dette gjøres sån at brukere kan ha flere interesser og sån at brukere kan ha de samme interessene uten problemer.</text:p>
      <text:p text:style-name="Standard"/>
      <text:p text:style-name="Standard">Vi har også lagd tabellen studier som har variablen studie, denne kobles til bruker tabellen igjennom tabellen studiekobling med variablen brukerNavn og kobles til studier med studie variablen. Sån at nettstedet vårt kan ha flere brukere fra forskjellige studie rettninger.</text:p>
      <text:p text:style-name="Standard"/>
      <text:p text:style-name="Standard">Tabellen roller har blitt lagd med variablen roller, denne er koblet dirkete til bruker tabellen. Roller tabellen er lagd sån at brukere kan få roller som admin eller bli utestengt.</text:p>
      <text:p text:style-name="Standard"/>
      <text:p text:style-name="Standard">Tabellen meldinger har blit slette siden funkjsonen for å sende meldinger på siden har blitt byttet ut med epost så det trenges ikke noe SQL data for meldinger internt på siden.</text:p>
      <text:p text:style-name="Standard"/>
      <text:p text:style-name="Standard">I tabellen bruker så har vi lagt in variablen roller, sån at brukere kan gi sin rolle til session når de logger inn å siden kan kjøre tester på hvilken retighetter brukern har på enkelt sider på nettstede vårt.</text:p>
      <text:p text:style-name="Standard"><text:s/></text:p>
      <text:p text:style-name="Standard">I arrangement tabellen så er det lagt til loaskjon, så <text:s/>brukere kan få vite hvor arrangement vil bli holdt.</text:p>
      <text:p text:style-name="Standard"/>
      <text:p text:style-name="Standard">Tabellen nyheter blitt opprettet, denne er blitt lagd til sån at det kan bli postet forskjellige nyhets oppdatering av admins eller andre som kan bli pushet til nyhet siden og til den innloggete_forsiden.</text:p>
      <text:p text:style-name="Standard">JobbAnnonse tabellen har blit lagt til for sammegrunn sån at brukere kan poste annonser som linker direkte til web sider der den aktuele jobb annonsen er.</text:p>
      <text:p text:style-name="Standard"/>
      <text:p text:style-name="Standard">Varsel har blitt lagd sån at brukere kan bli varslet hvis de nærmer seg å brytte regler for siden, variablen varsletBruker kobles til bruker tabellen sån at det kan lett hentes fram i en rapport over brukern.</text:p>
      <text:p text:style-name="Standard"/>
      <text:p text:style-name="Standard">Anmerkning tabelen er opprett så man kan ha en generel oversikt over anmerkninger gitt til brukere</text:p>
      <text:p text:style-name="Standard">der brukerNavn kobler tabellen til bruker tabellen og gittAv kobles også til bruker tabellen. GittAv er da adminen som har gitt denne anmerkningen til brukern. Her er også tid med så man kan se når anmerkningen er gitt. Det er også opprettet en utestengt tabell som bruker de samme varaiblene som i annmerkning.</text:p>
      <text:p text:style-name="Standard"/>
      <text:p text:style-name="Standard">Karantene er lagd så man kan sette brukere i karantene, denne tabellen har en varaiblene startTid og sluttTid så karantene forhåpligvis kan skje automatisk over den preioden admin setter karantenen til. Det er også en variablen gittAv som er koblet til bruker tabellen så man kan se hvilken admin som har lag brukern i karantene.</text:p>
      <text:p text:style-name="Standard"/>
      <text:p text:style-name="Standard">Regler tabellen er lagd sån at admins kan endre på regler og oppdatere dem så brukere på siden kan få med seg regler.</text:p>
      <text:p text:style-name="P2"/>
      <text:p text:style-name="P2"/>
      <text:p text:style-name="P1">Email</text:p>
      <text:p text:style-name="Standard">Har blitt lagt inn målet er sån at det skal funke på brukernavn ikke epost, men vil da sende en epost til brukern. Så melding systemet er ikke innad men er fra siden til eposten til brukern.</text:p>
      <text:p text:style-name="Standard"/>
      <text:p text:style-name="P1">Skriverettigheter</text:p>
      <text:p text:style-name="Standard">Det trenges skriveretigheter på mappen 'brukere'.</text:p>
      <text:p text:style-name="Standard"/>
      <text:p text:style-name="P3"><text:soft-page-break/>Admin</text:p>
      <text:p text:style-name="P4">Når man er logget inn som admin vil headeren være rød for å tydlig markere at man er på en admin konto. Det vil også være en ekstra button i headeren kaldt «Admin». Med denne knappen kan man gå inn på en side som heter admin_hovedside.php. Denne siden er det kun admin brukere som kan komme seg inn på. Her kan man bruke admin funksjoner som å endre roller på brukere: Admin, Vanlig bruker eller Avregistrert. Man kan også gi straffer som Anmerkning, karantene(1dag, 1 uke eller 1 måned). Eller utestenge permanent.</text:p>
      <text:p text:style-name="P4"/>
      <text:p text:style-name="Standard"><text:span text:style-name="Standardskrift_20_for_20_avsnitt"><text:span text:style-name="T1">Vi har tenkt på 2 måter for å utestenge brukere som har blitt straffet, enten lage triggers i databasen som endrer rollen på en bruker etter tiden har løpt ut. Eller teste i koden på nettsiden når en bruker logger inn, hvis tiden er ute så endres rollen til vanlig bruker. Ønsker tilbakemelding fra deg om triggers er greit å bruk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ildeteks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00Z</meta:creation-date>
    <dc:date>2019-04-12T19:46:46.028801386</dc:date>
    <meta:editing-cycles>7</meta:editing-cycles>
    <meta:editing-duration>PT3H15M34S</meta:editing-duration>
    <meta:document-statistic meta:table-count="0" meta:image-count="0" meta:object-count="0" meta:page-count="3" meta:paragraph-count="46" meta:word-count="1049" meta:character-count="6003" meta:non-whitespace-character-count="4996"/>
    <meta:user-defined meta:name="Info 1"/>
    <meta:user-defined meta:name="Info 2"/>
    <meta:user-defined meta:name="Info 3"/>
    <meta:user-defined meta:name="Info 4"/>
    <meta:template xlink:type="simple" xlink:actuate="onRequest" xlink:title="" xlink:href="Normal"/>
  </office:meta>
</office:document-meta>
</file>